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5.9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3.5cm" svg:x="1cm" svg:y="1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3.5cm" svg:x="1cm" svg:y="6.9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3.5cm" svg:x="13.5cm" svg:y="1cm">
          <text:p text:style-name="P1">Rider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3.9cm" svg:y1="4.5cm" svg:x2="3.9cm" svg:y2="6.9cm">
            <text:p/>
          </draw:line>
          <draw:line draw:style-name="gr2" draw:text-style-name="P1" draw:layer="layout" svg:x1="3.9cm" svg:y1="5.2cm" svg:x2="3.4cm" svg:y2="4.5cm">
            <text:p/>
          </draw:line>
          <draw:line draw:style-name="gr2" draw:text-style-name="P1" draw:layer="layout" svg:x1="4.4cm" svg:y1="4.5cm" svg:x2="3.9cm" svg:y2="5.2cm">
            <text:p/>
          </draw:line>
        </draw:g>
        <draw:g>
          <draw:line draw:style-name="gr2" draw:text-style-name="P1" draw:layer="layout" svg:x1="13.485cm" svg:y1="2.575cm" svg:x2="7.4cm" svg:y2="2.604cm">
            <text:p/>
          </draw:line>
          <draw:line draw:style-name="gr2" draw:text-style-name="P1" draw:layer="layout" svg:x1="11.71cm" svg:y1="2.584cm" svg:x2="13.469cm" svg:y2="2.076cm">
            <text:p/>
          </draw:line>
          <draw:line draw:style-name="gr2" draw:text-style-name="P1" draw:layer="layout" svg:x1="13.5cm" svg:y1="3.076cm" svg:x2="11.71cm" svg:y2="2.584cm">
            <text:p/>
          </draw:line>
        </draw:g>
        <draw:line draw:style-name="gr2" draw:text-style-name="P1" draw:layer="layout" svg:x1="8.3cm" svg:y1="2.6cm" svg:x2="7.4cm" svg:y2="3.1cm">
          <text:p/>
        </draw:line>
        <draw:line draw:style-name="gr2" draw:text-style-name="P1" draw:layer="layout" svg:x1="7.4cm" svg:y1="2.1cm" svg:x2="8.3cm" svg:y2="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3:07:21.474000000</meta:creation-date>
    <dc:date>2014-10-03T23:12:55.828000000</dc:date>
    <meta:editing-duration>PT5M34S</meta:editing-duration>
    <meta:editing-cycles>1</meta:editing-cycles>
    <meta:document-statistic meta:object-count="13"/>
    <meta:generator>LibreOffice/4.3.1.2$Windows_x86 LibreOffice_project/958349dc3b25111dbca392fbc281a05559ef6848</meta:generator>
  </office:meta>
</office:document-meta>
</file>